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ytuł" style:master-page-name="MP0" style:family="paragraph">
      <style:paragraph-properties fo:break-before="page"/>
    </style:style>
    <style:style style:name="P2" style:parent-style-name="Normalny" style:family="paragraph">
      <style:paragraph-properties fo:break-before="page"/>
    </style:style>
    <style:style style:name="P3" style:parent-style-name="Nagłówek1" style:family="paragraph"/>
    <style:style style:name="P4" style:parent-style-name="Nagłówek1" style:family="paragraph"/>
    <style:style style:name="P5" style:parent-style-name="Nagłówek1" style:family="paragraph"/>
    <style:style style:name="P6" style:parent-style-name="Nagłówek1" style:family="paragraph"/>
    <style:style style:name="P7" style:parent-style-name="Nagłówek1" style:family="paragraph"/>
    <style:style style:name="P8" style:parent-style-name="Nagłówek1" style:family="paragraph"/>
    <style:style style:name="T9" style:parent-style-name="Uwydatnienie" style:family="text">
      <style:text-properties style:font-name="Segoe UI" style:font-name-complex="Segoe UI" fo:color="#2A2A2A" fo:font-size="10pt" style:font-size-asian="10pt" style:font-size-complex="10pt"/>
    </style:style>
    <style:style style:name="P10" style:parent-style-name="Nagłówek1" style:family="paragraph"/>
    <style:style style:name="P11" style:parent-style-name="Normalny" style:family="paragraph">
      <style:paragraph-properties fo:break-before="page"/>
    </style:style>
    <style:style style:name="P12" style:parent-style-name="Nagłówek1" style:family="paragraph"/>
    <style:style style:name="P13" style:parent-style-name="Nagłówek1" style:family="paragraph"/>
  </office:automatic-styles>
  <office:body>
    <office:text text:use-soft-page-breaks="true">
      <text:p text:style-name="P1">Metody Wytwarzania Oprogramowania</text:p>
      <text:p text:style-name="Normalny"/>
      <text:p text:style-name="Podtytuł">Autorzy<text:line-break/>Kamil Sikorski<text:line-break/>Marcin Sosiński<text:line-break/>Bartłomiej Wojciechowski</text:p>
      <text:p text:style-name="Normalny"/>
      <text:p text:style-name="P2"/>
      <text:soft-page-break/>
      <text:list text:style-name="LFO1" text:continue-numbering="true">
        <text:list-item>
          <text:p text:style-name="P3">Temat wytwarzanego projektu</text:p>
        </text:list-item>
      </text:list>
      <text:p text:style-name="Normalny">Tematem projektu jest aplikacja Wysledz.to – jest to aplikacja nasłuchująca podaną stronę internetową, oraz informującą użytkownika o wstąpionych zmianach.<text:s/>Składa się ze strony i usługi internetowej.<text:s/></text:p>
      <text:p text:style-name="Normalny"/>
      <text:list text:style-name="LFO1" text:continue-numbering="true">
        <text:list-item>
          <text:p text:style-name="P4">Skład grupy projektowej</text:p>
        </text:list-item>
      </text:list>
      <text:p text:style-name="Normalny">W skład grupy projektowej wchodzą:</text:p>
      <text:p text:style-name="Normalny">Kierownik projektu – Kamil Sikorski</text:p>
      <text:p text:style-name="Normalny">Analityk/Programista – Marcin Sosiński</text:p>
      <text:p text:style-name="Normalny">Programista – Bartłomiej Wojciechowski<text:s/></text:p>
      <text:p text:style-name="Normalny">Każdy z członków projektu będzie miał wspólny cel - zrealizowanie projektu. Zakres ich obowiązków będzie odpowiednio podzielony.</text:p>
      <text:p text:style-name="Normalny"/>
      <text:list text:style-name="LFO1" text:continue-numbering="true">
        <text:list-item>
          <text:p text:style-name="P5">Specyfikacja wymagań</text:p>
        </text:list-item>
      </text:list>
      <text:p text:style-name="Normalny"/>
      <text:p text:style-name="Normalny">Celem projektu jest stworzenie serwisu internetowego do śledzenia zmian na stronie. Użytkownik będzie mógł podać adres strony oraz frazy(wyrażenie regularne), pod kątem której będzie szukał zmian. W przypadku znalezienia zmiany serwer będzie informował użytkownika wiadomością, powiadomieniem(np. mail).<text:s/><text:line-break/>Projekt będzie składał się z trzech części: Strony internetowej, serwera, bazy danych.</text:p>
      <text:list text:style-name="LFO1" text:continue-numbering="true">
        <text:list-item>
          <text:p text:style-name="P6">Struktura podziału pracy</text:p>
        </text:list-item>
      </text:list>
      <text:p text:style-name="Normalny"/>
      <text:p text:style-name="Normalny"/>
      <text:list text:style-name="LFO1" text:continue-numbering="true">
        <text:list-item>
          <text:p text:style-name="P7">Wstępny harmonogram pracy</text:p>
        </text:list-item>
      </text:list>
      <text:p text:style-name="Normalny"/>
      <text:list text:style-name="LFO1" text:continue-numbering="true">
        <text:list-item>
          <text:p text:style-name="P8">Cechy charakterystyczne wybranych technologii</text:p>
        </text:list-item>
      </text:list>
      <text:p text:style-name="Normalny"/>
      <text:p text:style-name="Normalny">.net Framework – platforma programistyczna firmy Microsoft, jej zadaniem jest zarządzanie różnymi elementami systemu: kodem aplikacji, pamięcią i zabezpieczeniami.<text:s/></text:p>
      <text:p text:style-name="Normalny">Entity Framework – Jest<text:s/>to narzędzie typu ORM(<text:span text:style-name="T9">Object RelationalMapping)</text:span>, do pisania aplikacji kilkuwarstwowych.<text:s/></text:p>
      <text:p text:style-name="Normalny">Angular<text:s/>4.0 – otwarty framework oparty na języku type-script -<text:s/>wspomagający tworzenie i rozwój aplikacji internetowych na pojedynczej stronie.<text:s/></text:p>
      <text:p text:style-name="Normalny">MS-SQL Server – Baza danych</text:p>
      <text:soft-page-break/>
      <text:list text:style-name="LFO1" text:continue-numbering="true">
        <text:list-item>
          <text:p text:style-name="P10">Uzasadnienie technologii<text:s/></text:p>
        </text:list-item>
      </text:list>
      <text:p text:style-name="Normalny">.net Framwork – Bezpieczne tworzenie aplikacji webowych, rozwijana technologia, dużo wspieranych bibliotek.<text:s/></text:p>
      <text:p text:style-name="Normalny">Entity Framework<text:s/>–<text:s/>Wygodne i proste zarządzanie bazą danych.<text:s/></text:p>
      <text:p text:style-name="Normalny">Angular 4.0 – Nowoczesny, rozwijany, wspomaga MVC.</text:p>
      <text:p text:style-name="P11"/>
      <text:p text:style-name="Normalny"/>
      <text:p text:style-name="Normalny"/>
      <text:p text:style-name="Normalny"/>
      <text:p text:style-name="Normalny"/>
      <text:p text:style-name="Normalny"/>
      <text:list text:style-name="LFO1" text:continue-numbering="true">
        <text:list-item>
          <text:p text:style-name="P12">Wstępny zakres projektu</text:p>
        </text:list-item>
      </text:list>
      <text:p text:style-name="Normalny">Celem projektu jest stworzenie serwisu internetowego do śledzenia zmian na stronie. Użytkownik będzie mógł podać adres strony oraz frazy(wyrażenie regularne), pod kątem której będzie szukał zmian. W przypadku znalezienia zmiany serwer będzie informował użytkownika wiadomością, powiadomieniem(np. mail).<text:s/><text:line-break/>Projekt będzie<text:s/>składał się z trzech części: Strony internetowej, serwera, bazy danych.<text:s/><text:line-break/>Każdy członek zespołu będzie odpowiedzialny za wszystkie części.<text:s/><text:line-break/><text:s/></text:p>
      <text:list text:style-name="LFO1" text:continue-numbering="true">
        <text:list-item>
          <text:p text:style-name="P13">Używana technologia</text:p>
        </text:list-item>
      </text:list>
      <text:p text:style-name="Normalny">Do stworzenia projektu będą wykorzystane technologie:<text:s/></text:p>
      <text:p text:style-name="Normalny">Backend (C#):<text:line-break/>- Net Framework<text:line-break/>- Asp.net MVC<text:line-break/>- Asp.net web api 2<text:line-break/>- Enitty Framework<text:line-break/>- Owin</text:p>
      <text:p text:style-name="Normalny">Fronend (Java script, typescript, css, html):<text:s/><text:line-break/>- Angular 4<text:line-break/>- Angular Material</text:p>
      <text:p text:style-name="Normalny"><text:s/>Baza danych:<text:line-break/>- MS Sql serwer<text:s/><text:line-break/>- Entity Framework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ytuł" style:display-name="Tytuł" style:family="paragraph" style:parent-style-name="Normalny" style:next-style-name="Normalny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odtytuł" style:display-name="Podtytuł" style:family="paragraph" style:parent-style-name="Normalny" style:next-style-name="Normalny">
      <style:text-properties style:font-name-asian="Times New Roman" fo:color="#5A5A5A" fo:letter-spacing="0.0104in" fo:hyphenate="false"/>
    </style:style>
    <style:style style:name="PodtytułZnak" style:display-name="Podtytuł Znak" style:family="text" style:parent-style-name="Domyślnaczcionkaakapitu">
      <style:text-properties style:font-name-asian="Times New Roman" fo:color="#5A5A5A" fo:letter-spacing="0.0104in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Uwydatnienie" style:display-name="Uwydatnienie" style:family="text" style:parent-style-name="Domyślnaczcionkaakapitu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maz</meta:initial-creator>
    <dc:creator>kamaz</dc:creator>
    <meta:creation-date>2017-10-19T17:23:00Z</meta:creation-date>
    <dc:date>2017-10-19T17:23:00Z</dc:date>
    <meta:template xlink:href="Normal.dotm" xlink:type="simple"/>
    <meta:editing-cycles>2</meta:editing-cycles>
    <meta:editing-duration>PT0S</meta:editing-duration>
    <meta:document-statistic meta:page-count="4" meta:paragraph-count="5" meta:word-count="376" meta:character-count="2629" meta:row-count="18" meta:non-whitespace-character-count="2258"/>
  </office:meta>
</office:document-meta>
</file>